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Pictures/2000015A00004F1D00003B56927E49F2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gr5" style:family="graphic" style:parent-style-name="standard">
      <style:graphic-properties draw:fill="none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2.708cm" svg:height="2.031cm" svg:x="5.15cm" svg:y="0.636cm">
          <draw:image xlink:href="Pictures/2000015A00004F1D00003B56927E49F2.wmf" xlink:type="simple" xlink:show="embed" xlink:actuate="onLoad">
            <text:p/>
          </draw:image>
        </draw:frame>
        <draw:line draw:style-name="gr2" draw:text-style-name="P1" draw:layer="layout" svg:x1="5.601cm" svg:y1="2.376cm" svg:x2="5.601cm" svg:y2="0.99cm">
          <text:p/>
        </draw:line>
        <draw:line draw:style-name="gr2" draw:text-style-name="P1" draw:layer="layout" svg:x1="5.599cm" svg:y1="2.374cm" svg:x2="8.198cm" svg:y2="2.374cm">
          <text:p/>
        </draw:line>
        <draw:g>
          <svg:title>TexMaths</svg:title>
          <svg:desc>12§display§\beta</svg:desc>
          <draw:polygon draw:style-name="gr3" draw:layer="layout" svg:width="0.261cm" svg:height="0.376cm" svg:x="5.477cm" svg:y="0.517cm" svg:viewBox="0 0 262 377" draw:points="131,377 0,377 0,0 262,0 262,377">
            <text:p/>
          </draw:polygon>
          <draw:path draw:style-name="gr4" draw:layer="layout" svg:width="0.23cm" svg:height="0.381cm" svg:x="5.49cm" svg:y="0.512cm" svg:viewBox="0 0 231 382" svg:d="m231 58c0-32-23-58-58-58-24 0-36 7-50 18-24 17-47 58-56 90l-67 269c0 1 1 5 5 5s5-1 6-2l29-118c8 26 26 42 57 42s63-16 82-34c21-20 34-47 34-78s-16-53-30-63c24-14 48-40 48-71zm-76 71c-6 2-11 2-20 2-6 0-15 1-20-1 2-5 17-4 22-4 8 0 12 0 18 3zm53-81c0 30-17 60-39 73-12-3-20-4-32-4-10 0-34 0-34 13 0 12 22 11 30 11 16 0 22 0 35-5 16 14 18 27 18 47 1 25-8 56-20 73-17 23-46 38-70 38-32 0-48-25-48-55 0-4 0-10 2-18l27-107c10-37 40-104 91-104 24 0 40 13 40 38z">
            <text:p/>
          </draw:path>
        </draw:g>
        <draw:line draw:style-name="gr2" draw:text-style-name="P1" draw:layer="layout" svg:x1="6.746cm" svg:y1="2.337cm" svg:x2="6.746cm" svg:y2="2.417cm">
          <text:p/>
        </draw:line>
        <draw:line draw:style-name="gr2" draw:text-style-name="P1" draw:layer="layout" svg:x1="7.888cm" svg:y1="2.336cm" svg:x2="7.888cm" svg:y2="2.416cm">
          <text:p/>
        </draw:line>
        <draw:g>
          <svg:title>TexMaths</svg:title>
          <svg:desc>8§display§10</svg:desc>
          <draw:polygon draw:style-name="gr3" draw:layer="layout" svg:width="0.281cm" svg:height="0.18cm" svg:x="6.598cm" svg:y="2.561cm" svg:viewBox="0 0 282 181" draw:points="141,181 0,181 0,0 282,0 282,181">
            <text:p/>
          </draw:polygon>
          <draw:path draw:style-name="gr4" draw:layer="layout" svg:width="0.092cm" svg:height="0.187cm" svg:x="6.623cm" svg:y="2.555cm" svg:viewBox="0 0 93 188" svg:d="m58 7c0-6 0-7-7-7-17 18-42 18-51 18v9c6 0 22 0 37-8v146c0 11-1 14-27 14h-8v9c9-1 34-1 45-1s36 0 46 1v-9h-9c-26 0-26-3-26-14z">
            <text:p/>
          </draw:path>
          <draw:path draw:style-name="gr4" draw:layer="layout" svg:width="0.118cm" svg:height="0.193cm" svg:x="6.75cm" svg:y="2.555cm" svg:viewBox="0 0 119 194" svg:d="m119 97c0-22-2-44-12-65-13-27-36-32-48-32-17 0-37 7-49 34-8 19-10 41-10 63s1 47 13 68c12 23 33 29 46 29 15 0 37-6 49-33 9-20 11-41 11-64zm-60 91c-11 0-27-8-33-35-3-16-3-42-3-59 0-18 0-37 3-52 5-33 26-36 33-36 10 0 28 5 34 33 2 16 2 38 2 55 0 21 0 40-3 58-4 27-20 36-33 36z">
            <text:p/>
          </draw:path>
        </draw:g>
        <draw:g>
          <svg:title>TexMaths</svg:title>
          <svg:desc>8§display§1</svg:desc>
          <draw:polygon draw:style-name="gr3" draw:layer="layout" svg:width="0.14cm" svg:height="0.181cm" svg:x="5.563cm" svg:y="2.564cm" svg:viewBox="0 0 141 182" draw:points="71,182 0,182 0,0 141,0 141,182">
            <text:p/>
          </draw:polygon>
          <draw:path draw:style-name="gr4" draw:layer="layout" svg:width="0.092cm" svg:height="0.187cm" svg:x="5.588cm" svg:y="2.558cm" svg:viewBox="0 0 93 188" svg:d="m58 7c0-6 0-7-7-7-17 18-42 18-51 18v9c6 0 22 0 37-8v147c0 10-1 13-27 13h-8v9c9-1 34-1 45-1s36 0 46 1v-9h-9c-26 0-26-3-26-13z">
            <text:p/>
          </draw:path>
        </draw:g>
        <draw:g>
          <svg:title>TexMaths</svg:title>
          <svg:desc>8§display§100</svg:desc>
          <draw:polygon draw:style-name="gr3" draw:layer="layout" svg:width="0.422cm" svg:height="0.18cm" svg:x="7.66cm" svg:y="2.561cm" svg:viewBox="0 0 423 181" draw:points="212,181 0,181 0,0 423,0 423,181">
            <text:p/>
          </draw:polygon>
          <draw:path draw:style-name="gr4" draw:layer="layout" svg:width="0.092cm" svg:height="0.187cm" svg:x="7.685cm" svg:y="2.555cm" svg:viewBox="0 0 93 188" svg:d="m58 7c0-6 0-7-7-7-17 18-42 18-51 18v9c6 0 22 0 37-8v146c0 11-1 14-27 14h-8v9c9-1 34-1 45-1s36 0 46 1v-9h-9c-26 0-26-3-26-14z">
            <text:p/>
          </draw:path>
          <draw:path draw:style-name="gr4" draw:layer="layout" svg:width="0.118cm" svg:height="0.193cm" svg:x="7.812cm" svg:y="2.555cm" svg:viewBox="0 0 119 194" svg:d="m119 97c0-22-1-44-12-65-13-27-36-32-48-32-17 0-37 7-49 34-8 19-10 41-10 63s1 47 13 68c12 23 33 29 46 29 15 0 37-6 49-33 10-20 11-41 11-64zm-60 91c-11 0-27-8-33-35-3-16-3-42-3-59 0-18 0-37 3-52 5-33 26-36 33-36 10 0 28 5 34 33 2 16 2 38 2 55 0 21 0 40-3 58-4 27-20 36-33 36z">
            <text:p/>
          </draw:path>
          <draw:path draw:style-name="gr4" draw:layer="layout" svg:width="0.118cm" svg:height="0.193cm" svg:x="7.953cm" svg:y="2.555cm" svg:viewBox="0 0 119 194" svg:d="m119 97c0-22-1-44-12-65-13-27-36-32-48-32-17 0-37 7-49 34-8 19-10 41-10 63s1 47 13 68c12 23 33 29 46 29 15 0 37-6 49-33 10-20 11-41 11-64zm-60 91c-11 0-27-8-33-35-3-16-3-42-3-59 0-18 0-37 3-52 5-33 26-36 33-36 10 0 28 5 34 33 2 16 2 38 2 55 0 21 0 40-3 58-4 27-20 36-33 36z">
            <text:p/>
          </draw:path>
        </draw:g>
        <draw:g>
          <svg:title>TexMaths</svg:title>
          <svg:desc>12§display§i_C , \SI{}{\milli \ampere}</svg:desc>
          <draw:polygon draw:style-name="gr3" draw:layer="layout" svg:width="1.288cm" svg:height="0.371cm" svg:x="8.373cm" svg:y="2.162cm" svg:viewBox="0 0 1289 372" draw:points="645,372 0,372 0,0 1289,0 1289,372">
            <text:p/>
          </draw:polygon>
          <draw:path draw:style-name="gr4" draw:layer="layout" svg:width="0.111cm" svg:height="0.283cm" svg:x="8.385cm" svg:y="2.172cm" svg:viewBox="0 0 112 284" svg:d="m108 16c0-9-6-16-16-16-12 0-22 11-22 23 0 7 6 14 15 14s23-9 23-21zm-32 158c4-12 4-13 9-24 4-9 5-15 5-23 0-19-13-35-34-35-40 0-56 61-56 66 0 4 5 4 5 4 5 0 5-1 7-7 11-40 29-53 43-53 3 0 10 0 10 13 0 10-3 18-5 23-2 11-22 60-29 78-3 11-9 25-9 33 0 21 14 35 34 35 40 0 56-61 56-65s-4-4-5-4c-5 0-5 1-6 8-9 26-22 52-43 52-8 0-11-4-11-14s2-16 12-43z">
            <text:p/>
          </draw:path>
          <draw:path draw:style-name="gr4" draw:layer="layout" svg:width="0.228cm" svg:height="0.214cm" svg:x="8.54cm" svg:y="2.306cm" svg:viewBox="0 0 229 215" svg:d="m229 4c0-2-1-4-3-4s-4 0-6 4l-22 22c-2-3-19-26-55-26-72 0-143 64-143 131 0 48 38 84 91 84 16 0 45-4 75-30 24-20 30-46 30-48 0-4-4-4-5-4-4 0-5 1-5 5-13 41-54 66-90 66-31 0-66-17-66-64 0-9 1-56 36-93 20-23 52-36 79-36 35 0 55 25 55 57 0 9-1 11-1 12 0 5 4 5 5 5 5 0 5-1 7-7z">
            <text:p/>
          </draw:path>
          <draw:path draw:style-name="gr4" draw:layer="layout" svg:width="0.048cm" svg:height="0.125cm" svg:x="8.84cm" svg:y="2.407cm" svg:viewBox="0 0 49 126" svg:d="m49 44c0-27-11-44-26-44s-23 11-23 23c0 11 8 21 23 21 5 0 11-1 14-4 1-2 1-2 3-2 0 0 1 0 1 6 0 32-16 57-29 71-5 5-5 6-5 7 0 3 1 4 4 4 5 0 38-32 38-82z">
            <text:p/>
          </draw:path>
          <draw:path draw:style-name="gr4" draw:layer="layout" svg:width="0.33cm" svg:height="0.186cm" svg:x="9.005cm" svg:y="2.264cm" svg:viewBox="0 0 331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4 1 48 1v-13c-23 0-33 0-33-13v-81c0-36 0-49-14-64-6-8-20-16-44-16-36 0-54 25-61 42-6-37-37-42-57-42-31 0-50 18-62 44v-44l-60 5v13c30 0 34 2 34 24z">
            <text:p/>
          </draw:path>
          <draw:path draw:style-name="gr4" draw:layer="layout" svg:width="0.289cm" svg:height="0.457cm" svg:x="9.358cm" svg:y="2.148cm" svg:viewBox="0 0 290 458" svg:d="m155 8c-3-6-3-8-10-8s-8 2-9 8l-88 253c-8 22-25 28-48 29v13c10-1 28-1 43-1 13 0 35 0 49 1v-13c-21 0-32-11-32-21 0-2 0-6 1-8l19-55h105l23 65c0 2 1 5 1 6 0 13-24 13-35 13v13c14-1 44-1 60-1 19 0 38 0 56 1v-13h-8c-25 0-31-3-36-17zm68 313 48 137h-95z">
            <text:p/>
          </draw:path>
        </draw:g>
        <draw:line draw:style-name="gr2" draw:text-style-name="P1" draw:layer="layout" svg:x1="5.547cm" svg:y1="2.009cm" svg:x2="5.627cm" svg:y2="2.009cm">
          <text:p/>
        </draw:line>
        <draw:line draw:style-name="gr2" draw:text-style-name="P1" draw:layer="layout" svg:x1="5.554cm" svg:y1="1.599cm" svg:x2="5.634cm" svg:y2="1.599cm">
          <text:p/>
        </draw:line>
        <draw:line draw:style-name="gr2" draw:text-style-name="P1" draw:layer="layout" svg:x1="5.54cm" svg:y1="1.231cm" svg:x2="5.62cm" svg:y2="1.231cm">
          <text:p/>
        </draw:line>
        <draw:g>
          <svg:title>TexMaths</svg:title>
          <svg:desc>8§display§0</svg:desc>
          <draw:polygon draw:style-name="gr3" draw:layer="layout" svg:width="0.14cm" svg:height="0.18cm" svg:x="5.265cm" svg:y="2.252cm" svg:viewBox="0 0 141 181" draw:points="71,181 0,181 0,0 141,0 141,181">
            <text:p/>
          </draw:polygon>
          <draw:path draw:style-name="gr4" draw:layer="layout" svg:width="0.118cm" svg:height="0.193cm" svg:x="5.276cm" svg:y="2.246cm" svg:viewBox="0 0 119 194" svg:d="m119 97c0-22-1-44-12-65-12-27-36-32-48-32-17 0-37 7-49 34-8 19-10 41-10 63s1 47 13 68c12 23 33 29 46 29 16 0 37-6 49-33 10-20 11-41 11-64zm-60 91c-11 0-27-8-33-35-3-16-3-42-3-59 0-18 0-37 3-52 5-33 26-36 33-36 10 0 28 5 34 33 2 16 2 38 2 55 0 21 0 40-3 58-4 27-20 36-33 36z">
            <text:p/>
          </draw:path>
        </draw:g>
        <draw:g>
          <svg:title>TexMaths</svg:title>
          <svg:desc>8§display§50</svg:desc>
          <draw:polygon draw:style-name="gr3" draw:layer="layout" svg:width="0.281cm" svg:height="0.18cm" svg:x="5.124cm" svg:y="1.913cm" svg:viewBox="0 0 282 181" draw:points="141,181 0,181 0,0 282,0 282,181">
            <text:p/>
          </draw:polygon>
          <draw:path draw:style-name="gr4" draw:layer="layout" svg:width="0.112cm" svg:height="0.193cm" svg:x="5.138cm" svg:y="1.907cm" svg:viewBox="0 0 113 194" svg:d="m113 131c0-34-24-62-54-62-13 0-25 4-36 15v-55c6 1 15 4 24 4 34 0 54-27 54-30 0-1 0-3-3-3 0 0-1 0-1 1-6 2-20 8-39 8-11 0-24-2-37-8-3-1-3-1-3-1-4 0-4 2-4 7v83c0 6 0 7 4 7 2 0 3 0 4-2 3-4 13-19 36-19 15 0 22 13 24 17 5 11 5 22 5 36 0 10 0 27-6 39-8 11-18 18-31 18-20 0-36-15-41-32 1 1 1 1 5 1 9 0 14-7 14-14s-5-14-14-14c-4 0-14 2-14 15 0 24 19 52 51 52 33 0 62-27 62-63z">
            <text:p/>
          </draw:path>
          <draw:path draw:style-name="gr4" draw:layer="layout" svg:width="0.118cm" svg:height="0.193cm" svg:x="5.276cm" svg:y="1.907cm" svg:viewBox="0 0 119 194" svg:d="m119 97c0-22-2-44-12-65-13-27-36-32-48-32-17 0-37 7-49 34-8 19-10 41-10 63s1 47 13 68c12 23 33 29 46 29 15 0 37-6 49-33 9-20 11-41 11-64zm-60 91c-11 0-27-8-33-35-3-16-3-42-3-59 0-18 0-37 3-52 5-33 26-36 33-36 10 0 28 5 34 33 2 16 2 38 2 55 0 21 0 40-3 58-4 27-20 36-33 36z">
            <text:p/>
          </draw:path>
        </draw:g>
        <draw:g>
          <svg:title>TexMaths</svg:title>
          <svg:desc>8§display§100</svg:desc>
          <draw:polygon draw:style-name="gr3" draw:layer="layout" svg:width="0.422cm" svg:height="0.18cm" svg:x="4.983cm" svg:y="1.491cm" svg:viewBox="0 0 423 181" draw:points="212,181 0,181 0,0 423,0 423,181">
            <text:p/>
          </draw:polygon>
          <draw:path draw:style-name="gr4" draw:layer="layout" svg:width="0.092cm" svg:height="0.187cm" svg:x="5.008cm" svg:y="1.485cm" svg:viewBox="0 0 93 188" svg:d="m58 7c0-6 0-7-7-7-17 18-42 18-51 18v9c6 0 22 0 37-8v146c0 11-1 14-27 14h-8v9c9-1 34-1 45-1s36 0 46 1v-9h-9c-26 0-26-3-26-14z">
            <text:p/>
          </draw:path>
          <draw:path draw:style-name="gr4" draw:layer="layout" svg:width="0.118cm" svg:height="0.193cm" svg:x="5.135cm" svg:y="1.485cm" svg:viewBox="0 0 119 194" svg:d="m119 97c0-22-1-44-12-65-13-27-36-32-48-32-17 0-37 7-49 34-8 19-10 41-10 63s1 47 13 68c12 23 33 29 46 29 15 0 37-6 49-33 10-20 11-41 11-64zm-60 91c-11 0-27-8-33-35-3-16-3-42-3-59 0-18 0-37 3-52 5-33 26-36 33-36 10 0 28 5 34 33 2 16 2 38 2 55 0 21 0 40-3 58-4 27-20 36-33 36z">
            <text:p/>
          </draw:path>
          <draw:path draw:style-name="gr4" draw:layer="layout" svg:width="0.118cm" svg:height="0.193cm" svg:x="5.276cm" svg:y="1.485cm" svg:viewBox="0 0 119 194" svg:d="m119 97c0-22-1-44-12-65-13-27-36-32-48-32-17 0-37 7-49 34-8 19-10 41-10 63s1 47 13 68c12 23 33 29 46 29 15 0 37-6 49-33 10-20 11-41 11-64zm-60 91c-11 0-27-8-33-35-3-16-3-42-3-59 0-18 0-37 3-52 5-33 26-36 33-36 10 0 28 5 34 33 2 16 2 38 2 55 0 21 0 40-3 58-4 27-20 36-33 36z">
            <text:p/>
          </draw:path>
        </draw:g>
        <draw:g>
          <svg:title>TexMaths</svg:title>
          <svg:desc>8§display§150</svg:desc>
          <draw:polygon draw:style-name="gr3" draw:layer="layout" svg:width="0.422cm" svg:height="0.18cm" svg:x="4.983cm" svg:y="1.109cm" svg:viewBox="0 0 423 181" draw:points="212,181 0,181 0,0 423,0 423,181">
            <text:p/>
          </draw:polygon>
          <draw:path draw:style-name="gr4" draw:layer="layout" svg:width="0.092cm" svg:height="0.187cm" svg:x="5.008cm" svg:y="1.103cm" svg:viewBox="0 0 93 188" svg:d="m58 7c0-6 0-7-7-7-17 18-42 18-51 18v9c6 0 22 0 37-8v146c0 11-1 14-27 14h-8v9c9-1 34-1 45-1s36 0 46 1v-9h-9c-26 0-26-3-26-14z">
            <text:p/>
          </draw:path>
          <draw:path draw:style-name="gr4" draw:layer="layout" svg:width="0.112cm" svg:height="0.193cm" svg:x="5.138cm" svg:y="1.103cm" svg:viewBox="0 0 113 194" svg:d="m113 131c0-34-23-62-54-62-13 0-25 4-36 15v-55c6 1 15 4 24 4 35 0 55-27 55-30 0-1-1-3-4-3l-1 1c-6 2-20 8-39 8-11 0-24-2-37-8-3-1-3-1-3-1-4 0-4 2-4 7v83c0 6 0 7 4 7 2 0 3 0 4-2 3-4 13-19 36-19 15 0 22 13 24 17 5 11 5 22 5 36 0 10 0 27-6 39-7 11-18 18-31 18-20 0-36-15-41-32 1 1 1 1 5 1 9 0 14-7 14-14s-5-14-14-14c-4 0-14 2-14 15 0 24 19 52 51 52 33 0 62-27 62-63z">
            <text:p/>
          </draw:path>
          <draw:path draw:style-name="gr4" draw:layer="layout" svg:width="0.118cm" svg:height="0.193cm" svg:x="5.276cm" svg:y="1.103cm" svg:viewBox="0 0 119 194" svg:d="m119 97c0-22-1-44-12-65-13-27-36-32-48-32-17 0-37 7-49 34-8 19-10 41-10 63s1 47 13 68c12 23 33 29 46 29 15 0 37-6 49-33 10-20 11-41 11-64zm-60 91c-11 0-27-8-33-35-3-16-3-42-3-59 0-18 0-37 3-52 5-33 26-36 33-36 10 0 28 5 34 33 2 16 2 38 2 55 0 21 0 40-3 58-4 27-20 36-33 36z">
            <text:p/>
          </draw:path>
        </draw:g>
        <draw:g>
          <svg:title>TexMaths</svg:title>
          <svg:desc>12§display§i_C , \SI{}{\milli \ampere}</svg:desc>
          <draw:polygon draw:style-name="gr3" draw:layer="layout" svg:width="1.288cm" svg:height="0.371cm" svg:x="8.373cm" svg:y="2.162cm" svg:viewBox="0 0 1289 372" draw:points="645,372 0,372 0,0 1289,0 1289,372">
            <text:p/>
          </draw:polygon>
          <draw:path draw:style-name="gr4" draw:layer="layout" svg:width="0.111cm" svg:height="0.283cm" svg:x="8.385cm" svg:y="2.172cm" svg:viewBox="0 0 112 284" svg:d="m108 16c0-9-6-16-16-16-12 0-22 11-22 23 0 7 6 14 15 14s23-9 23-21zm-32 158c4-12 4-13 9-24 4-9 5-15 5-23 0-19-13-35-34-35-40 0-56 61-56 66 0 4 5 4 5 4 5 0 5-1 7-7 11-40 29-53 43-53 3 0 10 0 10 13 0 10-3 18-5 23-2 11-22 60-29 78-3 11-9 25-9 33 0 21 14 35 34 35 40 0 56-61 56-65 0-4-4-4-5-4-5 0-5 1-6 8-9 26-22 52-43 52-8 0-11-4-11-14 0-10 2-16 12-43z">
            <text:p/>
          </draw:path>
          <draw:path draw:style-name="gr4" draw:layer="layout" svg:width="0.228cm" svg:height="0.214cm" svg:x="8.54cm" svg:y="2.306cm" svg:viewBox="0 0 229 215" svg:d="m229 4c0-2-1-4-3-4s-4 0-6 4l-22 22c-2-3-19-26-55-26-72 0-143 64-143 131 0 48 38 84 91 84 16 0 45-4 75-30 24-20 30-46 30-48 0-4-4-4-5-4-4 0-5 1-5 5-13 41-54 66-90 66-31 0-66-17-66-64 0-9 1-56 36-93 20-23 52-36 79-36 35 0 55 25 55 57 0 9-1 11-1 12 0 5 4 5 5 5 5 0 5-1 7-7z">
            <text:p/>
          </draw:path>
          <draw:path draw:style-name="gr4" draw:layer="layout" svg:width="0.048cm" svg:height="0.125cm" svg:x="8.84cm" svg:y="2.407cm" svg:viewBox="0 0 49 126" svg:d="m49 44c0-27-11-44-26-44-15 0-23 11-23 23 0 11 8 21 23 21 5 0 11-1 14-4 1-2 1-2 3-2 0 0 1 0 1 6 0 32-16 57-29 71-5 5-5 6-5 7 0 3 1 4 4 4 5 0 38-32 38-82z">
            <text:p/>
          </draw:path>
          <draw:path draw:style-name="gr4" draw:layer="layout" svg:width="0.33cm" svg:height="0.186cm" svg:x="9.005cm" svg:y="2.264cm" svg:viewBox="0 0 331 187" svg:d="m34 42v113c0 19-5 19-34 19v13c14 0 36-1 48-1 11 0 32 1 47 1v-13c-28 0-33 0-33-19v-78c0-43 30-67 57-67 27 0 32 22 32 46v99c0 19-5 19-33 19v13c14 0 36-1 48-1 10 0 32 1 46 1v-13c-27 0-32 0-32-19v-78c0-43 30-67 58-67 26 0 31 22 31 46v99c0 19-5 19-34 19v13c15 0 36-1 48-1 11 0 34 1 48 1v-13c-23 0-33 0-33-13v-81c0-36 0-49-14-64-6-8-20-16-44-16-36 0-54 25-61 42-6-37-37-42-57-42-31 0-50 18-62 44v-44l-60 5v13c30 0 34 2 34 24z">
            <text:p/>
          </draw:path>
          <draw:path draw:style-name="gr4" draw:layer="layout" svg:width="0.289cm" svg:height="0.302cm" svg:x="9.358cm" svg:y="2.148cm" svg:viewBox="0 0 290 303" svg:d="m155 8c-3-6-3-8-10-8s-8 2-9 8l-88 253c-8 22-25 28-48 29v13c10-1 28-1 43-1 13 0 35 0 49 1v-13c-21 0-32-11-32-21 0-2 0-6 1-8l19-55h105l23 65c0 2 1 5 1 6 0 13-24 13-35 13v13c14-1 44-1 60-1 19 0 38 0 56 1v-13h-8c-25 0-31-3-36-17zm-23 48 48 137h-95z">
            <text:p/>
          </draw:path>
        </draw:g>
        <draw:custom-shape draw:style-name="gr5" draw:text-style-name="P1" xml:id="id2" draw:id="id2" draw:layer="layout" svg:width="0.114cm" svg:height="0.957cm" draw:transform="rotate (1.5707963267949) translate (6.183cm 1.086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xml:id="id1" draw:id="id1" draw:layer="layout" svg:width="3.77cm" svg:height="1.385cm" svg:x="8.394cm" svg:y="0.294cm">
          <draw:text-box>
            <text:p/>
            <text:p>ٹرانزٹر کا دائرہ استعمال</text:p>
          </draw:text-box>
        </draw:frame>
        <draw:connector draw:style-name="gr7" draw:text-style-name="P1" draw:layer="layout" draw:type="curve" svg:x1="8.394cm" svg:y1="0.986cm" svg:x2="6.66cm" svg:y2="0.973cm" draw:start-shape="id1" draw:start-glue-point="3" draw:end-shape="id2" draw:end-glue-point="6" svg:d="m8394 986c-939 0-782-258-981-450s-753-317-753 437" svg:viewBox="0 0 1735 59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4-12T15:24:21</meta:creation-date>
    <meta:editing-duration>PT3H31M35S</meta:editing-duration>
    <meta:editing-cycles>15</meta:editing-cycles>
    <meta:generator>LibreOffice/3.5$Linux_x86 LibreOffice_project/350m1$Build-2</meta:generator>
    <dc:title>kkkFigures</dc:title>
    <meta:initial-creator>kkk </meta:initial-creator>
    <dc:date>2014-05-04T12:49:05</dc:date>
    <dc:creator>khalid </dc:creator>
    <meta:document-statistic meta:object-count="57"/>
    <meta:user-defined meta:name="TexMathsPreamble">\usepackage{amsmath}
\usepackage{amssymb}
\usepackage[usenames]{color}
\usepackage{siunitx}

% Uncomment these lines for colored equations
% \definecolor{fgcolor}{RGB}{0,0,255}
% \definecolor{bgcolor}{RGB}{255,255,255}
% \pagecolor{bgcolor}\color{fgcolor}
</meta:user-defined>
    <meta:template xlink:type="simple" xlink:actuate="onRequest" xlink:title="kkkFigures" xlink:href="../../../../.libreoffice/3/user/template/kkkFigures.otg" meta:date="2014-04-12T15:24:20"/>
  </office:meta>
</office:document-meta>
</file>